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40.92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23.78mm"/>
    </style:style>
    <style:style style:name="co7" style:family="table-column">
      <style:table-column-properties fo:break-before="auto" style:column-width="25.4mm"/>
    </style:style>
    <style:style style:name="co8" style:family="table-column">
      <style:table-column-properties fo:break-before="auto" style:column-width="32.76mm"/>
    </style:style>
    <style:style style:name="co9" style:family="table-column">
      <style:table-column-properties fo:break-before="auto" style:column-width="10.71mm"/>
    </style:style>
    <style:style style:name="co10" style:family="table-column">
      <style:table-column-properties fo:break-before="auto" style:column-width="17.23mm"/>
    </style:style>
    <style:style style:name="co11" style:family="table-column">
      <style:table-column-properties fo:break-before="auto" style:column-width="27.31mm"/>
    </style:style>
    <style:style style:name="co12" style:family="table-column">
      <style:table-column-properties fo:break-before="auto" style:column-width="17.52mm"/>
    </style:style>
    <style:style style:name="co13" style:family="table-column">
      <style:table-column-properties fo:break-before="auto" style:column-width="27.04mm"/>
    </style:style>
    <style:style style:name="co14" style:family="table-column">
      <style:table-column-properties fo:break-before="auto" style:column-width="21.59mm"/>
    </style:style>
    <style:style style:name="co15" style:family="table-column">
      <style:table-column-properties fo:break-before="auto" style:column-width="25.68mm"/>
    </style:style>
    <style:style style:name="co16" style:family="table-column">
      <style:table-column-properties fo:break-before="auto" style:column-width="23.23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sults_compiled_aneesh_version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row table:style-name="ro1">
          <table:table-cell table:style-name="Default" office:value-type="string" calcext:value-type="string">
            <text:p>use_sim_time</text:p>
          </table:table-cell>
          <table:table-cell office:value-type="string" calcext:value-type="string">
            <text:p>sim_length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algo_name</text:p>
          </table:table-cell>
          <table:table-cell office:value-type="string" calcext:value-type="string">
            <text:p>init_bots</text:p>
          </table:table-cell>
          <table:table-cell office:value-type="string" calcext:value-type="string">
            <text:p>init_locations</text:p>
          </table:table-cell>
          <table:table-cell office:value-type="string" calcext:value-type="string">
            <text:p>random_string</text:p>
          </table:table-cell>
          <table:table-cell office:value-type="string" calcext:value-type="string">
            <text:p>avg_idl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max_idle</text:p>
          </table:table-cell>
          <table:table-cell office:value-type="string" calcext:value-type="string">
            <text:p>discount_factor</text:p>
          </table:table-cell>
          <table:table-cell office:value-type="string" calcext:value-type="string">
            <text:p>eps_prob</text:p>
          </table:table-cell>
          <table:table-cell office:value-type="string" calcext:value-type="string">
            <text:p>lambda_priority</text:p>
          </table:table-cell>
          <table:table-cell office:value-type="string" calcext:value-type="string">
            <text:p>length_walk</text:p>
          </table:table-cell>
          <table:table-cell office:value-type="string" calcext:value-type="string">
            <text:p>max_divisions</text:p>
          </table:table-cell>
          <table:table-cell office:value-type="string" calcext:value-type="string">
            <text:p>priority_nodes</text:p>
          </table:table-cell>
          <table:table-cell office:value-type="string" calcext:value-type="string">
            <text:p>time_period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air</text:p>
          </table:table-cell>
          <table:table-cell office:value-type="string" calcext:value-type="string">
            <text:p>conscientious_reac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v29</text:p>
          </table:table-cell>
          <table:table-cell office:value-type="float" office:value="137.523930982746" calcext:value-type="float">
            <text:p>137.523930982746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air</text:p>
          </table:table-cell>
          <table:table-cell office:value-type="string" calcext:value-type="string">
            <text:p>conscientious_reac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v1</text:p>
          </table:table-cell>
          <table:table-cell office:value-type="float" office:value="138.07798894168" calcext:value-type="float">
            <text:p>138.07798894168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air</text:p>
          </table:table-cell>
          <table:table-cell office:value-type="string" calcext:value-type="string">
            <text:p>conscientious_reac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v57</text:p>
          </table:table-cell>
          <table:table-cell office:value-type="float" office:value="139.745051788135" calcext:value-type="float">
            <text:p>139.745051788135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air</text:p>
          </table:table-cell>
          <table:table-cell office:value-type="string" calcext:value-type="string">
            <text:p>aneesh_mrpp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e57</text:p>
          </table:table-cell>
          <table:table-cell office:value-type="float" office:value="147.984508012714" calcext:value-type="float">
            <text:p>147.984508012714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air</text:p>
          </table:table-cell>
          <table:table-cell office:value-type="string" calcext:value-type="string">
            <text:p>aneesh_mrpp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e29</text:p>
          </table:table-cell>
          <table:table-cell office:value-type="float" office:value="149.185490817149" calcext:value-type="float">
            <text:p>149.185490817149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air</text:p>
          </table:table-cell>
          <table:table-cell office:value-type="string" calcext:value-type="string">
            <text:p>aneesh_mrpp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e1</text:p>
          </table:table-cell>
          <table:table-cell office:value-type="float" office:value="149.771408014845" calcext:value-type="float">
            <text:p>149.771408014845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air</text:p>
          </table:table-cell>
          <table:table-cell office:value-type="string" calcext:value-type="string">
            <text:p>conscientious_reac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rv64</text:p>
          </table:table-cell>
          <table:table-cell office:value-type="float" office:value="90.1632828257572" calcext:value-type="float">
            <text:p>90.1632828257572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air</text:p>
          </table:table-cell>
          <table:table-cell office:value-type="string" calcext:value-type="string">
            <text:p>conscientious_reac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rv36</text:p>
          </table:table-cell>
          <table:table-cell office:value-type="float" office:value="90.6080415131868" calcext:value-type="float">
            <text:p>90.6080415131868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air</text:p>
          </table:table-cell>
          <table:table-cell office:value-type="string" calcext:value-type="string">
            <text:p>conscientious_reac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rv8</text:p>
          </table:table-cell>
          <table:table-cell office:value-type="float" office:value="94.5173947475559" calcext:value-type="float">
            <text:p>94.5173947475559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air</text:p>
          </table:table-cell>
          <table:table-cell office:value-type="string" calcext:value-type="string">
            <text:p>aneesh_mrpp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e8</text:p>
          </table:table-cell>
          <table:table-cell office:value-type="float" office:value="97.3389241790182" calcext:value-type="float">
            <text:p>97.3389241790182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air</text:p>
          </table:table-cell>
          <table:table-cell office:value-type="string" calcext:value-type="string">
            <text:p>aneesh_mrpp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e36</text:p>
          </table:table-cell>
          <table:table-cell office:value-type="float" office:value="100.85958125601" calcext:value-type="float">
            <text:p>100.85958125601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air</text:p>
          </table:table-cell>
          <table:table-cell office:value-type="string" calcext:value-type="string">
            <text:p>aneesh_mrpp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e64</text:p>
          </table:table-cell>
          <table:table-cell office:value-type="float" office:value="116.133643395346" calcext:value-type="float">
            <text:p>116.133643395346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air</text:p>
          </table:table-cell>
          <table:table-cell office:value-type="string" calcext:value-type="string">
            <text:p>conscientious_reactiv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rv15</text:p>
          </table:table-cell>
          <table:table-cell office:value-type="float" office:value="47.4731416666667" calcext:value-type="float">
            <text:p>47.4731416666667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air</text:p>
          </table:table-cell>
          <table:table-cell office:value-type="string" calcext:value-type="string">
            <text:p>aneesh_mrpp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e15</text:p>
          </table:table-cell>
          <table:table-cell office:value-type="float" office:value="55.7261972222222" calcext:value-type="float">
            <text:p>55.7261972222222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air</text:p>
          </table:table-cell>
          <table:table-cell office:value-type="string" calcext:value-type="string">
            <text:p>aneesh_mrpp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e71</text:p>
          </table:table-cell>
          <table:table-cell office:value-type="float" office:value="60.4388111788583" calcext:value-type="float">
            <text:p>60.438811178858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air</text:p>
          </table:table-cell>
          <table:table-cell office:value-type="string" calcext:value-type="string">
            <text:p>conscientious_reactiv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rv71</text:p>
          </table:table-cell>
          <table:table-cell office:value-type="float" office:value="61.1420441484023" calcext:value-type="float">
            <text:p>61.1420441484023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air</text:p>
          </table:table-cell>
          <table:table-cell office:value-type="string" calcext:value-type="string">
            <text:p>aneesh_mrpp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e43</text:p>
          </table:table-cell>
          <table:table-cell office:value-type="float" office:value="68.550694930507" calcext:value-type="float">
            <text:p>68.550694930507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air</text:p>
          </table:table-cell>
          <table:table-cell office:value-type="string" calcext:value-type="string">
            <text:p>conscientious_reactiv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rv43</text:p>
          </table:table-cell>
          <table:table-cell office:value-type="float" office:value="75.1937554866598" calcext:value-type="float">
            <text:p>75.1937554866598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air</text:p>
          </table:table-cell>
          <table:table-cell office:value-type="string" calcext:value-type="string">
            <text:p>conscientious_reactiv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rv22</text:p>
          </table:table-cell>
          <table:table-cell office:value-type="float" office:value="35.9254638888889" calcext:value-type="float">
            <text:p>35.9254638888889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air</text:p>
          </table:table-cell>
          <table:table-cell office:value-type="string" calcext:value-type="string">
            <text:p>conscientious_reactiv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rv50</text:p>
          </table:table-cell>
          <table:table-cell office:value-type="float" office:value="37.5533025524775" calcext:value-type="float">
            <text:p>37.5533025524775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air</text:p>
          </table:table-cell>
          <table:table-cell office:value-type="string" calcext:value-type="string">
            <text:p>aneesh_mrpp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ne22</text:p>
          </table:table-cell>
          <table:table-cell office:value-type="float" office:value="39.2110883321944" calcext:value-type="float">
            <text:p>39.2110883321944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air</text:p>
          </table:table-cell>
          <table:table-cell office:value-type="string" calcext:value-type="string">
            <text:p>aneesh_mrpp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ne78</text:p>
          </table:table-cell>
          <table:table-cell office:value-type="float" office:value="39.2687273252551" calcext:value-type="float">
            <text:p>39.2687273252551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air</text:p>
          </table:table-cell>
          <table:table-cell office:value-type="string" calcext:value-type="string">
            <text:p>conscientious_reactiv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rv78</text:p>
          </table:table-cell>
          <table:table-cell office:value-type="float" office:value="41.3489456609895" calcext:value-type="float">
            <text:p>41.3489456609895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air</text:p>
          </table:table-cell>
          <table:table-cell office:value-type="string" calcext:value-type="string">
            <text:p>aneesh_mrpp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ne50</text:p>
          </table:table-cell>
          <table:table-cell office:value-type="float" office:value="51.2625497242564" calcext:value-type="float">
            <text:p>51.2625497242564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conscientious_reac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v30</text:p>
          </table:table-cell>
          <table:table-cell office:value-type="float" office:value="102.317633031501" calcext:value-type="float">
            <text:p>102.317633031501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conscientious_reac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v58</text:p>
          </table:table-cell>
          <table:table-cell office:value-type="float" office:value="103.376932312772" calcext:value-type="float">
            <text:p>103.376932312772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conscientious_reac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v2</text:p>
          </table:table-cell>
          <table:table-cell office:value-type="float" office:value="103.376932312772" calcext:value-type="float">
            <text:p>103.376932312772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aneesh_mrpp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e2</text:p>
          </table:table-cell>
          <table:table-cell office:value-type="float" office:value="108.356154218153" calcext:value-type="float">
            <text:p>108.356154218153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aneesh_mrpp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e58</text:p>
          </table:table-cell>
          <table:table-cell office:value-type="float" office:value="108.429787695335" calcext:value-type="float">
            <text:p>108.429787695335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aneesh_mrpp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e30</text:p>
          </table:table-cell>
          <table:table-cell office:value-type="float" office:value="109.278512830774" calcext:value-type="float">
            <text:p>109.278512830774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conscientious_reac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rv37</text:p>
          </table:table-cell>
          <table:table-cell office:value-type="float" office:value="70.2193203980597" calcext:value-type="float">
            <text:p>70.2193203980597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aneesh_mrpp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e37</text:p>
          </table:table-cell>
          <table:table-cell office:value-type="float" office:value="74.1750733553399" calcext:value-type="float">
            <text:p>74.1750733553399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conscientious_reac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rv9</text:p>
          </table:table-cell>
          <table:table-cell office:value-type="float" office:value="95.3397217916021" calcext:value-type="float">
            <text:p>95.339721791602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aneesh_mrpp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e65</text:p>
          </table:table-cell>
          <table:table-cell office:value-type="float" office:value="96.4102868620196" calcext:value-type="float">
            <text:p>96.4102868620196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conscientious_reac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rv65</text:p>
          </table:table-cell>
          <table:table-cell office:value-type="float" office:value="97.5616485751922" calcext:value-type="float">
            <text:p>97.5616485751922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aneesh_mrpp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e9</text:p>
          </table:table-cell>
          <table:table-cell office:value-type="float" office:value="106.057747441411" calcext:value-type="float">
            <text:p>106.057747441411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aneesh_mrpp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e72</text:p>
          </table:table-cell>
          <table:table-cell office:value-type="float" office:value="48.1003191347532" calcext:value-type="float">
            <text:p>48.1003191347532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aneesh_mrpp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e44</text:p>
          </table:table-cell>
          <table:table-cell office:value-type="float" office:value="58.2451745174518" calcext:value-type="float">
            <text:p>58.2451745174518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conscientious_reactiv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rv44</text:p>
          </table:table-cell>
          <table:table-cell office:value-type="float" office:value="59.3080391372471" calcext:value-type="float">
            <text:p>59.3080391372471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conscientious_reactiv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rv72</text:p>
          </table:table-cell>
          <table:table-cell office:value-type="float" office:value="61.6342284676035" calcext:value-type="float">
            <text:p>61.6342284676035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conscientious_reactiv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rv16</text:p>
          </table:table-cell>
          <table:table-cell office:value-type="float" office:value="62.4005741953764" calcext:value-type="float">
            <text:p>62.4005741953764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aneesh_mrpp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e16</text:p>
          </table:table-cell>
          <table:table-cell office:value-type="float" office:value="65.6352291666667" calcext:value-type="float">
            <text:p>65.6352291666667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aneesh_mrpp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ne51</text:p>
          </table:table-cell>
          <table:table-cell office:value-type="float" office:value="48.8756292295896" calcext:value-type="float">
            <text:p>48.8756292295896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conscientious_reactiv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rv51</text:p>
          </table:table-cell>
          <table:table-cell office:value-type="float" office:value="56.2885272403047" calcext:value-type="float">
            <text:p>56.2885272403047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conscientious_reactiv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rv23</text:p>
          </table:table-cell>
          <table:table-cell office:value-type="float" office:value="56.9470992748187" calcext:value-type="float">
            <text:p>56.9470992748187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conscientious_reactiv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rv79</text:p>
          </table:table-cell>
          <table:table-cell office:value-type="float" office:value="56.9797875" calcext:value-type="float">
            <text:p>56.9797875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aneesh_mrpp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ne79</text:p>
          </table:table-cell>
          <table:table-cell office:value-type="float" office:value="58.6820424354551" calcext:value-type="float">
            <text:p>58.6820424354551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aneesh_mrpp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ne23</text:p>
          </table:table-cell>
          <table:table-cell office:value-type="float" office:value="60.5055119488051" calcext:value-type="float">
            <text:p>60.505511948805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grid_5_5</text:p>
          </table:table-cell>
          <table:table-cell office:value-type="string" calcext:value-type="string">
            <text:p>conscientious_reac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v3</text:p>
          </table:table-cell>
          <table:table-cell office:value-type="float" office:value="200.059786" calcext:value-type="float">
            <text:p>200.059786</text:p>
          </table:table-cell>
          <table:table-cell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grid_5_5</text:p>
          </table:table-cell>
          <table:table-cell office:value-type="string" calcext:value-type="string">
            <text:p>conscientious_reac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v59</text:p>
          </table:table-cell>
          <table:table-cell office:value-type="float" office:value="206.469923465559" calcext:value-type="float">
            <text:p>206.469923465559</text:p>
          </table:table-cell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grid_5_5</text:p>
          </table:table-cell>
          <table:table-cell office:value-type="string" calcext:value-type="string">
            <text:p>conscientious_reac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v31</text:p>
          </table:table-cell>
          <table:table-cell office:value-type="float" office:value="207.592391239124" calcext:value-type="float">
            <text:p>207.592391239124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grid_5_5</text:p>
          </table:table-cell>
          <table:table-cell office:value-type="string" calcext:value-type="string">
            <text:p>aneesh_mrpp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e3</text:p>
          </table:table-cell>
          <table:table-cell office:value-type="float" office:value="213.118065419626" calcext:value-type="float">
            <text:p>213.118065419626</text:p>
          </table:table-cell>
          <table:table-cell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grid_5_5</text:p>
          </table:table-cell>
          <table:table-cell office:value-type="string" calcext:value-type="string">
            <text:p>aneesh_mrpp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e31</text:p>
          </table:table-cell>
          <table:table-cell office:value-type="float" office:value="221.81123824765" calcext:value-type="float">
            <text:p>221.81123824765</text:p>
          </table:table-cell>
          <table:table-cell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grid_5_5</text:p>
          </table:table-cell>
          <table:table-cell office:value-type="string" calcext:value-type="string">
            <text:p>aneesh_mrpp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e59</text:p>
          </table:table-cell>
          <table:table-cell office:value-type="float" office:value="222.145724681625" calcext:value-type="float">
            <text:p>222.145724681625</text:p>
          </table:table-cell>
          <table:table-cell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grid_5_5</text:p>
          </table:table-cell>
          <table:table-cell office:value-type="string" calcext:value-type="string">
            <text:p>conscientious_reac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rv38</text:p>
          </table:table-cell>
          <table:table-cell office:value-type="float" office:value="130.270463708669" calcext:value-type="float">
            <text:p>130.270463708669</text:p>
          </table:table-cell>
          <table:table-cell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grid_5_5</text:p>
          </table:table-cell>
          <table:table-cell office:value-type="string" calcext:value-type="string">
            <text:p>conscientious_reac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rv66</text:p>
          </table:table-cell>
          <table:table-cell office:value-type="float" office:value="133.13651130226" calcext:value-type="float">
            <text:p>133.13651130226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grid_5_5</text:p>
          </table:table-cell>
          <table:table-cell office:value-type="string" calcext:value-type="string">
            <text:p>conscientious_reac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rv10</text:p>
          </table:table-cell>
          <table:table-cell office:value-type="float" office:value="139.211251125112" calcext:value-type="float">
            <text:p>139.211251125112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grid_5_5</text:p>
          </table:table-cell>
          <table:table-cell office:value-type="string" calcext:value-type="string">
            <text:p>aneesh_mrpp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e10</text:p>
          </table:table-cell>
          <table:table-cell office:value-type="float" office:value="139.66812140607" calcext:value-type="float">
            <text:p>139.66812140607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grid_5_5</text:p>
          </table:table-cell>
          <table:table-cell office:value-type="string" calcext:value-type="string">
            <text:p>aneesh_mrpp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e38</text:p>
          </table:table-cell>
          <table:table-cell office:value-type="float" office:value="140.175152333784" calcext:value-type="float">
            <text:p>140.175152333784</text:p>
          </table:table-cell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grid_5_5</text:p>
          </table:table-cell>
          <table:table-cell office:value-type="string" calcext:value-type="string">
            <text:p>aneesh_mrpp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e66</text:p>
          </table:table-cell>
          <table:table-cell office:value-type="float" office:value="142.840973477465" calcext:value-type="float">
            <text:p>142.840973477465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grid_5_5</text:p>
          </table:table-cell>
          <table:table-cell office:value-type="string" calcext:value-type="string">
            <text:p>aneesh_mrpp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e17</text:p>
          </table:table-cell>
          <table:table-cell office:value-type="float" office:value="79.725403246454" calcext:value-type="float">
            <text:p>79.725403246454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grid_5_5</text:p>
          </table:table-cell>
          <table:table-cell office:value-type="string" calcext:value-type="string">
            <text:p>aneesh_mrpp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e73</text:p>
          </table:table-cell>
          <table:table-cell office:value-type="float" office:value="82.4059162195625" calcext:value-type="float">
            <text:p>82.4059162195625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grid_5_5</text:p>
          </table:table-cell>
          <table:table-cell office:value-type="string" calcext:value-type="string">
            <text:p>conscientious_reactiv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rv73</text:p>
          </table:table-cell>
          <table:table-cell office:value-type="float" office:value="82.6454422721136" calcext:value-type="float">
            <text:p>82.6454422721136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grid_5_5</text:p>
          </table:table-cell>
          <table:table-cell office:value-type="string" calcext:value-type="string">
            <text:p>aneesh_mrpp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e45</text:p>
          </table:table-cell>
          <table:table-cell office:value-type="float" office:value="83.139588" calcext:value-type="float">
            <text:p>83.139588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grid_5_5</text:p>
          </table:table-cell>
          <table:table-cell office:value-type="string" calcext:value-type="string">
            <text:p>conscientious_reactiv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rv45</text:p>
          </table:table-cell>
          <table:table-cell office:value-type="float" office:value="83.2595308827207" calcext:value-type="float">
            <text:p>83.2595308827207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grid_5_5</text:p>
          </table:table-cell>
          <table:table-cell office:value-type="string" calcext:value-type="string">
            <text:p>conscientious_reactiv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rv17</text:p>
          </table:table-cell>
          <table:table-cell office:value-type="float" office:value="84.269264" calcext:value-type="float">
            <text:p>84.269264</text:p>
          </table:table-cell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grid_5_5</text:p>
          </table:table-cell>
          <table:table-cell office:value-type="string" calcext:value-type="string">
            <text:p>conscientious_reactiv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rv80</text:p>
          </table:table-cell>
          <table:table-cell office:value-type="float" office:value="51.704734" calcext:value-type="float">
            <text:p>51.704734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grid_5_5</text:p>
          </table:table-cell>
          <table:table-cell office:value-type="string" calcext:value-type="string">
            <text:p>conscientious_reactiv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rv24</text:p>
          </table:table-cell>
          <table:table-cell office:value-type="float" office:value="55.401346" calcext:value-type="float">
            <text:p>55.40134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grid_5_5</text:p>
          </table:table-cell>
          <table:table-cell office:value-type="string" calcext:value-type="string">
            <text:p>conscientious_reactiv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rv52</text:p>
          </table:table-cell>
          <table:table-cell office:value-type="float" office:value="57.2835483548355" calcext:value-type="float">
            <text:p>57.2835483548355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grid_5_5</text:p>
          </table:table-cell>
          <table:table-cell office:value-type="string" calcext:value-type="string">
            <text:p>aneesh_mrpp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ne80</text:p>
          </table:table-cell>
          <table:table-cell office:value-type="float" office:value="60.181157569516" calcext:value-type="float">
            <text:p>60.181157569516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grid_5_5</text:p>
          </table:table-cell>
          <table:table-cell office:value-type="string" calcext:value-type="string">
            <text:p>aneesh_mrpp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ne52</text:p>
          </table:table-cell>
          <table:table-cell office:value-type="float" office:value="61.332734" calcext:value-type="float">
            <text:p>61.332734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grid_5_5</text:p>
          </table:table-cell>
          <table:table-cell office:value-type="string" calcext:value-type="string">
            <text:p>aneesh_mrpp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ne24</text:p>
          </table:table-cell>
          <table:table-cell office:value-type="float" office:value="62.235912212755" calcext:value-type="float">
            <text:p>62.235912212755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iitb</text:p>
          </table:table-cell>
          <table:table-cell office:value-type="string" calcext:value-type="string">
            <text:p>conscientious_reac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v60</text:p>
          </table:table-cell>
          <table:table-cell office:value-type="float" office:value="310.92475653276" calcext:value-type="float">
            <text:p>310.92475653276</text:p>
          </table:table-cell>
          <table:table-cell office:value-type="float" office:value="0" calcext:value-type="float">
            <text:p>0</text:p>
          </table:table-cell>
          <table:table-cell office:value-type="float" office:value="1404" calcext:value-type="float">
            <text:p>1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iitb</text:p>
          </table:table-cell>
          <table:table-cell office:value-type="string" calcext:value-type="string">
            <text:p>aneesh_mrpp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e32</text:p>
          </table:table-cell>
          <table:table-cell office:value-type="float" office:value="331.761225561278" calcext:value-type="float">
            <text:p>331.761225561278</text:p>
          </table:table-cell>
          <table:table-cell office:value-type="float" office:value="0" calcext:value-type="float">
            <text:p>0</text:p>
          </table:table-cell>
          <table:table-cell office:value-type="float" office:value="1094" calcext:value-type="float">
            <text:p>10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iitb</text:p>
          </table:table-cell>
          <table:table-cell office:value-type="string" calcext:value-type="string">
            <text:p>aneesh_mrpp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e4</text:p>
          </table:table-cell>
          <table:table-cell office:value-type="float" office:value="331.912837308532" calcext:value-type="float">
            <text:p>331.912837308532</text:p>
          </table:table-cell>
          <table:table-cell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iitb</text:p>
          </table:table-cell>
          <table:table-cell office:value-type="string" calcext:value-type="string">
            <text:p>conscientious_reac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v32</text:p>
          </table:table-cell>
          <table:table-cell office:value-type="float" office:value="335.415239311531" calcext:value-type="float">
            <text:p>335.415239311531</text:p>
          </table:table-cell>
          <table:table-cell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iitb</text:p>
          </table:table-cell>
          <table:table-cell office:value-type="string" calcext:value-type="string">
            <text:p>conscientious_reac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v4</text:p>
          </table:table-cell>
          <table:table-cell office:value-type="float" office:value="336.698080803028" calcext:value-type="float">
            <text:p>336.698080803028</text:p>
          </table:table-cell>
          <table:table-cell office:value-type="float" office:value="0" calcext:value-type="float">
            <text:p>0</text:p>
          </table:table-cell>
          <table:table-cell office:value-type="float" office:value="1167" calcext:value-type="float">
            <text:p>11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iitb</text:p>
          </table:table-cell>
          <table:table-cell office:value-type="string" calcext:value-type="string">
            <text:p>aneesh_mrpp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e60</text:p>
          </table:table-cell>
          <table:table-cell office:value-type="float" office:value="352.061338770473" calcext:value-type="float">
            <text:p>352.061338770473</text:p>
          </table:table-cell>
          <table:table-cell office:value-type="float" office:value="0" calcext:value-type="float">
            <text:p>0</text:p>
          </table:table-cell>
          <table:table-cell office:value-type="float" office:value="1439" calcext:value-type="float">
            <text:p>14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iitb</text:p>
          </table:table-cell>
          <table:table-cell office:value-type="string" calcext:value-type="string">
            <text:p>aneesh_mrpp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e11</text:p>
          </table:table-cell>
          <table:table-cell office:value-type="float" office:value="189.648987337882" calcext:value-type="float">
            <text:p>189.648987337882</text:p>
          </table:table-cell>
          <table:table-cell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iitb</text:p>
          </table:table-cell>
          <table:table-cell office:value-type="string" calcext:value-type="string">
            <text:p>conscientious_reac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rv67</text:p>
          </table:table-cell>
          <table:table-cell office:value-type="float" office:value="204.934686937387" calcext:value-type="float">
            <text:p>204.934686937387</text:p>
          </table:table-cell>
          <table:table-cell office:value-type="float" office:value="0" calcext:value-type="float">
            <text:p>0</text:p>
          </table:table-cell>
          <table:table-cell office:value-type="float" office:value="845" calcext:value-type="float">
            <text:p>8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iitb</text:p>
          </table:table-cell>
          <table:table-cell office:value-type="string" calcext:value-type="string">
            <text:p>conscientious_reac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rv39</text:p>
          </table:table-cell>
          <table:table-cell office:value-type="float" office:value="212.309864438998" calcext:value-type="float">
            <text:p>212.309864438998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iitb</text:p>
          </table:table-cell>
          <table:table-cell office:value-type="string" calcext:value-type="string">
            <text:p>aneesh_mrpp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e39</text:p>
          </table:table-cell>
          <table:table-cell office:value-type="float" office:value="217.472454872744" calcext:value-type="float">
            <text:p>217.472454872744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iitb</text:p>
          </table:table-cell>
          <table:table-cell office:value-type="string" calcext:value-type="string">
            <text:p>aneesh_mrpp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e67</text:p>
          </table:table-cell>
          <table:table-cell office:value-type="float" office:value="222.973369329734" calcext:value-type="float">
            <text:p>222.973369329734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iitb</text:p>
          </table:table-cell>
          <table:table-cell office:value-type="string" calcext:value-type="string">
            <text:p>conscientious_reac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rv11</text:p>
          </table:table-cell>
          <table:table-cell office:value-type="float" office:value="229.764056300223" calcext:value-type="float">
            <text:p>229.764056300223</text:p>
          </table:table-cell>
          <table:table-cell office:value-type="float" office:value="0" calcext:value-type="float">
            <text:p>0</text:p>
          </table:table-cell>
          <table:table-cell office:value-type="float" office:value="1071" calcext:value-type="float">
            <text:p>1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iitb</text:p>
          </table:table-cell>
          <table:table-cell office:value-type="string" calcext:value-type="string">
            <text:p>conscientious_reactiv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rv46</text:p>
          </table:table-cell>
          <table:table-cell office:value-type="float" office:value="113.733142907145" calcext:value-type="float">
            <text:p>113.733142907145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iitb</text:p>
          </table:table-cell>
          <table:table-cell office:value-type="string" calcext:value-type="string">
            <text:p>conscientious_reactiv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rv18</text:p>
          </table:table-cell>
          <table:table-cell office:value-type="float" office:value="114.769306097276" calcext:value-type="float">
            <text:p>114.769306097276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iitb</text:p>
          </table:table-cell>
          <table:table-cell office:value-type="string" calcext:value-type="string">
            <text:p>aneesh_mrpp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e18</text:p>
          </table:table-cell>
          <table:table-cell office:value-type="float" office:value="116.513302660532" calcext:value-type="float">
            <text:p>116.513302660532</text:p>
          </table:table-cell>
          <table:table-cell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iitb</text:p>
          </table:table-cell>
          <table:table-cell office:value-type="string" calcext:value-type="string">
            <text:p>aneesh_mrpp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e74</text:p>
          </table:table-cell>
          <table:table-cell office:value-type="float" office:value="122.3864125" calcext:value-type="float">
            <text:p>122.3864125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iitb</text:p>
          </table:table-cell>
          <table:table-cell office:value-type="string" calcext:value-type="string">
            <text:p>conscientious_reactiv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rv74</text:p>
          </table:table-cell>
          <table:table-cell office:value-type="float" office:value="134.629839341366" calcext:value-type="float">
            <text:p>134.629839341366</text:p>
          </table:table-cell>
          <table:table-cell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iitb</text:p>
          </table:table-cell>
          <table:table-cell office:value-type="string" calcext:value-type="string">
            <text:p>aneesh_mrpp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e46</text:p>
          </table:table-cell>
          <table:table-cell office:value-type="float" office:value="148.086829341467" calcext:value-type="float">
            <text:p>148.086829341467</text:p>
          </table:table-cell>
          <table:table-cell office:value-type="float" office:value="0" calcext:value-type="float">
            <text:p>0</text:p>
          </table:table-cell>
          <table:table-cell office:value-type="float" office:value="723" calcext:value-type="float">
            <text:p>7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iitb</text:p>
          </table:table-cell>
          <table:table-cell office:value-type="string" calcext:value-type="string">
            <text:p>aneesh_mrpp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ne81</text:p>
          </table:table-cell>
          <table:table-cell office:value-type="float" office:value="86.7420416666667" calcext:value-type="float">
            <text:p>86.7420416666667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iitb</text:p>
          </table:table-cell>
          <table:table-cell office:value-type="string" calcext:value-type="string">
            <text:p>conscientious_reactiv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rv81</text:p>
          </table:table-cell>
          <table:table-cell office:value-type="float" office:value="89.0885945391809" calcext:value-type="float">
            <text:p>89.0885945391809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iitb</text:p>
          </table:table-cell>
          <table:table-cell office:value-type="string" calcext:value-type="string">
            <text:p>conscientious_reactiv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rv53</text:p>
          </table:table-cell>
          <table:table-cell office:value-type="float" office:value="89.9854388552761" calcext:value-type="float">
            <text:p>89.9854388552761</text:p>
          </table:table-cell>
          <table:table-cell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iitb</text:p>
          </table:table-cell>
          <table:table-cell office:value-type="string" calcext:value-type="string">
            <text:p>aneesh_mrpp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ne53</text:p>
          </table:table-cell>
          <table:table-cell office:value-type="float" office:value="90.8779191878782" calcext:value-type="float">
            <text:p>90.8779191878782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iitb</text:p>
          </table:table-cell>
          <table:table-cell office:value-type="string" calcext:value-type="string">
            <text:p>aneesh_mrpp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ne25</text:p>
          </table:table-cell>
          <table:table-cell office:value-type="float" office:value="104.007015284862" calcext:value-type="float">
            <text:p>104.007015284862</text:p>
          </table:table-cell>
          <table:table-cell office:value-type="float" office:value="0" calcext:value-type="float">
            <text:p>0</text:p>
          </table:table-cell>
          <table:table-cell office:value-type="float" office:value="691" calcext:value-type="float">
            <text:p>6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iitb</text:p>
          </table:table-cell>
          <table:table-cell office:value-type="string" calcext:value-type="string">
            <text:p>conscientious_reactiv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rv25</text:p>
          </table:table-cell>
          <table:table-cell office:value-type="float" office:value="139.923414920746" calcext:value-type="float">
            <text:p>139.92341492074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ladder</text:p>
          </table:table-cell>
          <table:table-cell office:value-type="string" calcext:value-type="string">
            <text:p>conscientious_reac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v5</text:p>
          </table:table-cell>
          <table:table-cell office:value-type="float" office:value="199.051936452339" calcext:value-type="float">
            <text:p>199.051936452339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ladder</text:p>
          </table:table-cell>
          <table:table-cell office:value-type="string" calcext:value-type="string">
            <text:p>conscientious_reac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v33</text:p>
          </table:table-cell>
          <table:table-cell office:value-type="float" office:value="199.70400830166" calcext:value-type="float">
            <text:p>199.70400830166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ladder</text:p>
          </table:table-cell>
          <table:table-cell office:value-type="string" calcext:value-type="string">
            <text:p>conscientious_reac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v61</text:p>
          </table:table-cell>
          <table:table-cell office:value-type="float" office:value="203.700067523633" calcext:value-type="float">
            <text:p>203.700067523633</text:p>
          </table:table-cell>
          <table:table-cell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ladder</text:p>
          </table:table-cell>
          <table:table-cell office:value-type="string" calcext:value-type="string">
            <text:p>aneesh_mrpp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e5</text:p>
          </table:table-cell>
          <table:table-cell office:value-type="float" office:value="211.096264325595" calcext:value-type="float">
            <text:p>211.096264325595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ladder</text:p>
          </table:table-cell>
          <table:table-cell office:value-type="string" calcext:value-type="string">
            <text:p>aneesh_mrpp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e33</text:p>
          </table:table-cell>
          <table:table-cell office:value-type="float" office:value="212.246904690469" calcext:value-type="float">
            <text:p>212.246904690469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ladder</text:p>
          </table:table-cell>
          <table:table-cell office:value-type="string" calcext:value-type="string">
            <text:p>aneesh_mrpp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e61</text:p>
          </table:table-cell>
          <table:table-cell office:value-type="float" office:value="217.46626394517" calcext:value-type="float">
            <text:p>217.46626394517</text:p>
          </table:table-cell>
          <table:table-cell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ladder</text:p>
          </table:table-cell>
          <table:table-cell office:value-type="string" calcext:value-type="string">
            <text:p>conscientious_reac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rv68</text:p>
          </table:table-cell>
          <table:table-cell office:value-type="float" office:value="129.274268567142" calcext:value-type="float">
            <text:p>129.274268567142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ladder</text:p>
          </table:table-cell>
          <table:table-cell office:value-type="string" calcext:value-type="string">
            <text:p>conscientious_reac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rv40</text:p>
          </table:table-cell>
          <table:table-cell office:value-type="float" office:value="131.32815985595" calcext:value-type="float">
            <text:p>131.32815985595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ladder</text:p>
          </table:table-cell>
          <table:table-cell office:value-type="string" calcext:value-type="string">
            <text:p>aneesh_mrpp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e12</text:p>
          </table:table-cell>
          <table:table-cell office:value-type="float" office:value="140.124265073493" calcext:value-type="float">
            <text:p>140.124265073493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ladder</text:p>
          </table:table-cell>
          <table:table-cell office:value-type="string" calcext:value-type="string">
            <text:p>aneesh_mrpp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e40</text:p>
          </table:table-cell>
          <table:table-cell office:value-type="float" office:value="140.970397039704" calcext:value-type="float">
            <text:p>140.970397039704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ladder</text:p>
          </table:table-cell>
          <table:table-cell office:value-type="string" calcext:value-type="string">
            <text:p>aneesh_mrpp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e68</text:p>
          </table:table-cell>
          <table:table-cell office:value-type="float" office:value="192.807682688941" calcext:value-type="float">
            <text:p>192.807682688941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ladder</text:p>
          </table:table-cell>
          <table:table-cell office:value-type="string" calcext:value-type="string">
            <text:p>conscientious_reac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rv12</text:p>
          </table:table-cell>
          <table:table-cell office:value-type="float" office:value="193.693944697235" calcext:value-type="float">
            <text:p>193.693944697235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ladder</text:p>
          </table:table-cell>
          <table:table-cell office:value-type="string" calcext:value-type="string">
            <text:p>aneesh_mrpp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e75</text:p>
          </table:table-cell>
          <table:table-cell office:value-type="float" office:value="79.7516752577319" calcext:value-type="float">
            <text:p>79.7516752577319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ladder</text:p>
          </table:table-cell>
          <table:table-cell office:value-type="string" calcext:value-type="string">
            <text:p>conscientious_reactiv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rv75</text:p>
          </table:table-cell>
          <table:table-cell office:value-type="float" office:value="88.6001500075004" calcext:value-type="float">
            <text:p>88.6001500075004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ladder</text:p>
          </table:table-cell>
          <table:table-cell office:value-type="string" calcext:value-type="string">
            <text:p>aneesh_mrpp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e19</text:p>
          </table:table-cell>
          <table:table-cell office:value-type="float" office:value="88.7503299670033" calcext:value-type="float">
            <text:p>88.7503299670033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ladder</text:p>
          </table:table-cell>
          <table:table-cell office:value-type="string" calcext:value-type="string">
            <text:p>conscientious_reactiv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rv47</text:p>
          </table:table-cell>
          <table:table-cell office:value-type="float" office:value="91.8273052305231" calcext:value-type="float">
            <text:p>91.8273052305231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ladder</text:p>
          </table:table-cell>
          <table:table-cell office:value-type="string" calcext:value-type="string">
            <text:p>conscientious_reactiv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rv19</text:p>
          </table:table-cell>
          <table:table-cell office:value-type="float" office:value="111.357470373519" calcext:value-type="float">
            <text:p>111.357470373519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ladder</text:p>
          </table:table-cell>
          <table:table-cell office:value-type="string" calcext:value-type="string">
            <text:p>aneesh_mrpp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e47</text:p>
          </table:table-cell>
          <table:table-cell office:value-type="float" office:value="120.125881470368" calcext:value-type="float">
            <text:p>120.125881470368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ladder</text:p>
          </table:table-cell>
          <table:table-cell office:value-type="string" calcext:value-type="string">
            <text:p>conscientious_reactiv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rv82</text:p>
          </table:table-cell>
          <table:table-cell office:value-type="float" office:value="51.1747412370619" calcext:value-type="float">
            <text:p>51.1747412370619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ladder</text:p>
          </table:table-cell>
          <table:table-cell office:value-type="string" calcext:value-type="string">
            <text:p>conscientious_reactiv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rv54</text:p>
          </table:table-cell>
          <table:table-cell office:value-type="float" office:value="61.4286442966445" calcext:value-type="float">
            <text:p>61.4286442966445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ladder</text:p>
          </table:table-cell>
          <table:table-cell office:value-type="string" calcext:value-type="string">
            <text:p>aneesh_mrpp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ne82</text:p>
          </table:table-cell>
          <table:table-cell office:value-type="float" office:value="65.6908819171223" calcext:value-type="float">
            <text:p>65.6908819171223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ladder</text:p>
          </table:table-cell>
          <table:table-cell office:value-type="string" calcext:value-type="string">
            <text:p>aneesh_mrpp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ne26</text:p>
          </table:table-cell>
          <table:table-cell office:value-type="float" office:value="71.5080304015201" calcext:value-type="float">
            <text:p>71.5080304015201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ladder</text:p>
          </table:table-cell>
          <table:table-cell office:value-type="string" calcext:value-type="string">
            <text:p>conscientious_reactiv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rv26</text:p>
          </table:table-cell>
          <table:table-cell office:value-type="float" office:value="78.9754225422542" calcext:value-type="float">
            <text:p>78.9754225422542</text:p>
          </table:table-cell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</text:p>
          </table:table-cell>
          <table:table-cell office:value-type="string" calcext:value-type="string">
            <text:p>conscientious_reac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v6</text:p>
          </table:table-cell>
          <table:table-cell office:value-type="float" office:value="117.174424884977" calcext:value-type="float">
            <text:p>117.174424884977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</text:p>
          </table:table-cell>
          <table:table-cell office:value-type="string" calcext:value-type="string">
            <text:p>conscientious_reac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v62</text:p>
          </table:table-cell>
          <table:table-cell office:value-type="float" office:value="117.23964473355" calcext:value-type="float">
            <text:p>117.23964473355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</text:p>
          </table:table-cell>
          <table:table-cell office:value-type="string" calcext:value-type="string">
            <text:p>conscientious_reac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v34</text:p>
          </table:table-cell>
          <table:table-cell office:value-type="float" office:value="117.315305" calcext:value-type="float">
            <text:p>117.315305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</text:p>
          </table:table-cell>
          <table:table-cell office:value-type="string" calcext:value-type="string">
            <text:p>aneesh_mrpp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e6</text:p>
          </table:table-cell>
          <table:table-cell office:value-type="float" office:value="123.151413135911" calcext:value-type="float">
            <text:p>123.151413135911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</text:p>
          </table:table-cell>
          <table:table-cell office:value-type="string" calcext:value-type="string">
            <text:p>aneesh_mrpp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e62</text:p>
          </table:table-cell>
          <table:table-cell office:value-type="float" office:value="123.189398939894" calcext:value-type="float">
            <text:p>123.189398939894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</text:p>
          </table:table-cell>
          <table:table-cell office:value-type="string" calcext:value-type="string">
            <text:p>aneesh_mrpp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e34</text:p>
          </table:table-cell>
          <table:table-cell office:value-type="float" office:value="123.228518537049" calcext:value-type="float">
            <text:p>123.228518537049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</text:p>
          </table:table-cell>
          <table:table-cell office:value-type="string" calcext:value-type="string">
            <text:p>conscientious_reac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rv13</text:p>
          </table:table-cell>
          <table:table-cell office:value-type="float" office:value="111.353403010452" calcext:value-type="float">
            <text:p>111.353403010452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</text:p>
          </table:table-cell>
          <table:table-cell office:value-type="string" calcext:value-type="string">
            <text:p>conscientious_reac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rv41</text:p>
          </table:table-cell>
          <table:table-cell office:value-type="float" office:value="113.428812881288" calcext:value-type="float">
            <text:p>113.428812881288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</text:p>
          </table:table-cell>
          <table:table-cell office:value-type="string" calcext:value-type="string">
            <text:p>conscientious_reac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rv69</text:p>
          </table:table-cell>
          <table:table-cell office:value-type="float" office:value="117.591214560728" calcext:value-type="float">
            <text:p>117.591214560728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</text:p>
          </table:table-cell>
          <table:table-cell office:value-type="string" calcext:value-type="string">
            <text:p>aneesh_mrpp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e69</text:p>
          </table:table-cell>
          <table:table-cell office:value-type="float" office:value="121.51967188516" calcext:value-type="float">
            <text:p>121.51967188516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</text:p>
          </table:table-cell>
          <table:table-cell office:value-type="string" calcext:value-type="string">
            <text:p>aneesh_mrpp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e41</text:p>
          </table:table-cell>
          <table:table-cell office:value-type="float" office:value="124.075617438256" calcext:value-type="float">
            <text:p>124.075617438256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</text:p>
          </table:table-cell>
          <table:table-cell office:value-type="string" calcext:value-type="string">
            <text:p>aneesh_mrpp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e13</text:p>
          </table:table-cell>
          <table:table-cell office:value-type="float" office:value="124.544452781112" calcext:value-type="float">
            <text:p>124.544452781112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</text:p>
          </table:table-cell>
          <table:table-cell office:value-type="string" calcext:value-type="string">
            <text:p>conscientious_reactiv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rv20</text:p>
          </table:table-cell>
          <table:table-cell office:value-type="float" office:value="91.3790879087909" calcext:value-type="float">
            <text:p>91.3790879087909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</text:p>
          </table:table-cell>
          <table:table-cell office:value-type="string" calcext:value-type="string">
            <text:p>conscientious_reactiv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rv76</text:p>
          </table:table-cell>
          <table:table-cell office:value-type="float" office:value="94.0720422042204" calcext:value-type="float">
            <text:p>94.0720422042204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</text:p>
          </table:table-cell>
          <table:table-cell office:value-type="string" calcext:value-type="string">
            <text:p>conscientious_reactiv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rv48</text:p>
          </table:table-cell>
          <table:table-cell office:value-type="float" office:value="95.3254937253137" calcext:value-type="float">
            <text:p>95.3254937253137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</text:p>
          </table:table-cell>
          <table:table-cell office:value-type="string" calcext:value-type="string">
            <text:p>aneesh_mrpp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e48</text:p>
          </table:table-cell>
          <table:table-cell office:value-type="float" office:value="96.4215871587159" calcext:value-type="float">
            <text:p>96.4215871587159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</text:p>
          </table:table-cell>
          <table:table-cell office:value-type="string" calcext:value-type="string">
            <text:p>aneesh_mrpp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e76</text:p>
          </table:table-cell>
          <table:table-cell office:value-type="float" office:value="98.511285" calcext:value-type="float">
            <text:p>98.511285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</text:p>
          </table:table-cell>
          <table:table-cell office:value-type="string" calcext:value-type="string">
            <text:p>aneesh_mrpp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e20</text:p>
          </table:table-cell>
          <table:table-cell office:value-type="float" office:value="103.240626093914" calcext:value-type="float">
            <text:p>103.240626093914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</text:p>
          </table:table-cell>
          <table:table-cell office:value-type="string" calcext:value-type="string">
            <text:p>aneesh_mrpp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ne83</text:p>
          </table:table-cell>
          <table:table-cell office:value-type="float" office:value="96.8506299370063" calcext:value-type="float">
            <text:p>96.8506299370063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</text:p>
          </table:table-cell>
          <table:table-cell office:value-type="string" calcext:value-type="string">
            <text:p>conscientious_reactiv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rv55</text:p>
          </table:table-cell>
          <table:table-cell office:value-type="float" office:value="98.0615661566157" calcext:value-type="float">
            <text:p>98.0615661566157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</text:p>
          </table:table-cell>
          <table:table-cell office:value-type="string" calcext:value-type="string">
            <text:p>conscientious_reactiv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rv27</text:p>
          </table:table-cell>
          <table:table-cell office:value-type="float" office:value="98.1928892889289" calcext:value-type="float">
            <text:p>98.1928892889289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</text:p>
          </table:table-cell>
          <table:table-cell office:value-type="string" calcext:value-type="string">
            <text:p>conscientious_reactiv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rv83</text:p>
          </table:table-cell>
          <table:table-cell office:value-type="float" office:value="98.5149042547873" calcext:value-type="float">
            <text:p>98.5149042547873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</text:p>
          </table:table-cell>
          <table:table-cell office:value-type="string" calcext:value-type="string">
            <text:p>aneesh_mrpp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ne55</text:p>
          </table:table-cell>
          <table:table-cell office:value-type="float" office:value="102.46349" calcext:value-type="float">
            <text:p>102.46349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</text:p>
          </table:table-cell>
          <table:table-cell office:value-type="string" calcext:value-type="string">
            <text:p>aneesh_mrpp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ne27</text:p>
          </table:table-cell>
          <table:table-cell office:value-type="float" office:value="102.88115" calcext:value-type="float">
            <text:p>102.88115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_assym</text:p>
          </table:table-cell>
          <table:table-cell office:value-type="string" calcext:value-type="string">
            <text:p>conscientious_reac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v7</text:p>
          </table:table-cell>
          <table:table-cell office:value-type="float" office:value="68.4037635753966" calcext:value-type="float">
            <text:p>68.4037635753966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_assym</text:p>
          </table:table-cell>
          <table:table-cell office:value-type="string" calcext:value-type="string">
            <text:p>conscientious_reac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v35</text:p>
          </table:table-cell>
          <table:table-cell office:value-type="float" office:value="68.4358933306649" calcext:value-type="float">
            <text:p>68.4358933306649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_assym</text:p>
          </table:table-cell>
          <table:table-cell office:value-type="string" calcext:value-type="string">
            <text:p>conscientious_reac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v63</text:p>
          </table:table-cell>
          <table:table-cell office:value-type="float" office:value="68.4358933306649" calcext:value-type="float">
            <text:p>68.4358933306649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_assym</text:p>
          </table:table-cell>
          <table:table-cell office:value-type="string" calcext:value-type="string">
            <text:p>aneesh_mrpp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e63</text:p>
          </table:table-cell>
          <table:table-cell office:value-type="float" office:value="71.4753913086963" calcext:value-type="float">
            <text:p>71.4753913086963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_assym</text:p>
          </table:table-cell>
          <table:table-cell office:value-type="string" calcext:value-type="string">
            <text:p>aneesh_mrpp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e7</text:p>
          </table:table-cell>
          <table:table-cell office:value-type="float" office:value="71.5340137075392" calcext:value-type="float">
            <text:p>71.5340137075392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_assym</text:p>
          </table:table-cell>
          <table:table-cell office:value-type="string" calcext:value-type="string">
            <text:p>aneesh_mrpp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e35</text:p>
          </table:table-cell>
          <table:table-cell office:value-type="float" office:value="71.5340137075392" calcext:value-type="float">
            <text:p>71.5340137075392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_assym</text:p>
          </table:table-cell>
          <table:table-cell office:value-type="string" calcext:value-type="string">
            <text:p>conscientious_reac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rv70</text:p>
          </table:table-cell>
          <table:table-cell office:value-type="float" office:value="63.0469711370117" calcext:value-type="float">
            <text:p>63.0469711370117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_assym</text:p>
          </table:table-cell>
          <table:table-cell office:value-type="string" calcext:value-type="string">
            <text:p>aneesh_mrpp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e14</text:p>
          </table:table-cell>
          <table:table-cell office:value-type="float" office:value="63.8502401921537" calcext:value-type="float">
            <text:p>63.8502401921537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_assym</text:p>
          </table:table-cell>
          <table:table-cell office:value-type="string" calcext:value-type="string">
            <text:p>conscientious_reac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rv42</text:p>
          </table:table-cell>
          <table:table-cell office:value-type="float" office:value="64.5072807280728" calcext:value-type="float">
            <text:p>64.5072807280728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_assym</text:p>
          </table:table-cell>
          <table:table-cell office:value-type="string" calcext:value-type="string">
            <text:p>conscientious_reac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rv14</text:p>
          </table:table-cell>
          <table:table-cell office:value-type="float" office:value="64.5108277069267" calcext:value-type="float">
            <text:p>64.5108277069267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_assym</text:p>
          </table:table-cell>
          <table:table-cell office:value-type="string" calcext:value-type="string">
            <text:p>aneesh_mrpp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e42</text:p>
          </table:table-cell>
          <table:table-cell office:value-type="float" office:value="65.1546241184415" calcext:value-type="float">
            <text:p>65.1546241184415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_assym</text:p>
          </table:table-cell>
          <table:table-cell office:value-type="string" calcext:value-type="string">
            <text:p>aneesh_mrpp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e70</text:p>
          </table:table-cell>
          <table:table-cell office:value-type="float" office:value="65.9420484096819" calcext:value-type="float">
            <text:p>65.9420484096819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_assym</text:p>
          </table:table-cell>
          <table:table-cell office:value-type="string" calcext:value-type="string">
            <text:p>aneesh_mrpp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e77</text:p>
          </table:table-cell>
          <table:table-cell office:value-type="float" office:value="48.2212510625531" calcext:value-type="float">
            <text:p>48.2212510625531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_assym</text:p>
          </table:table-cell>
          <table:table-cell office:value-type="string" calcext:value-type="string">
            <text:p>conscientious_reactiv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rv49</text:p>
          </table:table-cell>
          <table:table-cell office:value-type="float" office:value="49.2135" calcext:value-type="float">
            <text:p>49.2135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_assym</text:p>
          </table:table-cell>
          <table:table-cell office:value-type="string" calcext:value-type="string">
            <text:p>conscientious_reactiv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rv77</text:p>
          </table:table-cell>
          <table:table-cell office:value-type="float" office:value="49.6858342917146" calcext:value-type="float">
            <text:p>49.6858342917146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_assym</text:p>
          </table:table-cell>
          <table:table-cell office:value-type="string" calcext:value-type="string">
            <text:p>aneesh_mrpp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e21</text:p>
          </table:table-cell>
          <table:table-cell office:value-type="float" office:value="51.8782039101955" calcext:value-type="float">
            <text:p>51.8782039101955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_assym</text:p>
          </table:table-cell>
          <table:table-cell office:value-type="string" calcext:value-type="string">
            <text:p>aneesh_mrpp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e49</text:p>
          </table:table-cell>
          <table:table-cell office:value-type="float" office:value="51.9208520852085" calcext:value-type="float">
            <text:p>51.9208520852085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_assym</text:p>
          </table:table-cell>
          <table:table-cell office:value-type="string" calcext:value-type="string">
            <text:p>conscientious_reactiv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rv21</text:p>
          </table:table-cell>
          <table:table-cell office:value-type="float" office:value="52.2833058347083" calcext:value-type="float">
            <text:p>52.2833058347083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_assym</text:p>
          </table:table-cell>
          <table:table-cell office:value-type="string" calcext:value-type="string">
            <text:p>conscientious_reactiv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rv28</text:p>
          </table:table-cell>
          <table:table-cell office:value-type="float" office:value="44.8561971901405" calcext:value-type="float">
            <text:p>44.8561971901405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_assym</text:p>
          </table:table-cell>
          <table:table-cell office:value-type="string" calcext:value-type="string">
            <text:p>aneesh_mrpp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ne56</text:p>
          </table:table-cell>
          <table:table-cell office:value-type="float" office:value="45.1826317368263" calcext:value-type="float">
            <text:p>45.1826317368263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_assym</text:p>
          </table:table-cell>
          <table:table-cell office:value-type="string" calcext:value-type="string">
            <text:p>conscientious_reactiv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rv56</text:p>
          </table:table-cell>
          <table:table-cell office:value-type="float" office:value="45.633703370337" calcext:value-type="float">
            <text:p>45.633703370337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_assym</text:p>
          </table:table-cell>
          <table:table-cell office:value-type="string" calcext:value-type="string">
            <text:p>aneesh_mrpp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ne28</text:p>
          </table:table-cell>
          <table:table-cell office:value-type="float" office:value="45.7009801960392" calcext:value-type="float">
            <text:p>45.7009801960392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_assym</text:p>
          </table:table-cell>
          <table:table-cell office:value-type="string" calcext:value-type="string">
            <text:p>aneesh_mrpp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ne84</text:p>
          </table:table-cell>
          <table:table-cell office:value-type="float" office:value="45.7710828917108" calcext:value-type="float">
            <text:p>45.771082891710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_line_assym</text:p>
          </table:table-cell>
          <table:table-cell office:value-type="string" calcext:value-type="string">
            <text:p>conscientious_reactiv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rv84</text:p>
          </table:table-cell>
          <table:table-cell office:value-type="float" office:value="46.2093609360936" calcext:value-type="float">
            <text:p>46.2093609360936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results_compiled_aneesh_version.A2:results_compiled_aneesh_version.J168" table:contains-header="false">
          <table:sort>
            <table:sort-by table:field-number="2" table:data-type="automatic"/>
            <table:sort-by table:field-number="4" table:data-type="automatic"/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16T23:19:16.275111179</dc:date>
    <meta:editing-duration>PT1H45M29S</meta:editing-duration>
    <meta:editing-cycles>1</meta:editing-cycles>
    <meta:document-statistic meta:table-count="1" meta:cell-count="1520" meta:object-count="0"/>
    <meta:generator>LibreOffice/6.0.7.3$Linux_X86_64 LibreOffice_project/00m0$Build-3</meta:generator>
  </office:meta>
</office:document-meta>
</file>